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212529" style:font-name="Poppins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uenas tardes,</text:span><text:line-break/><text:line-break/><text:span text:style-name="T1">Una vez revisada la tarea algunos comentarios a tu solución:</text:span><text:line-break/><text:line-break/><text:span text:style-name="T1">1.- bien resuelta</text:span><text:line-break/><text:span text:style-name="T1">2.- bien resuelta</text:span><text:line-break/><text:span text:style-name="T1">3.- bien resuelta</text:span><text:line-break/><text:span text:style-name="T1">4.- bien resuelta</text:span><text:line-break/><text:span text:style-name="T1">5.- bien resuelta, los predicados cuantificativos son (any, all, some...) como has usado.</text:span><text:line-break/><text:span text:style-name="T1">6.- bien resuelta</text:span><text:line-break/><text:span text:style-name="T1">7.- bien resuelta</text:span><text:line-break/><text:span text:style-name="T1">8.- bien resuelta</text:span><text:line-break/><text:span text:style-name="T1">9.- bien resuelta</text:span><text:line-break/><text:span text:style-name="T1">10.- bien resuelta pero no ordenas el resultado.</text:span><text:line-break/><text:span text:style-name="T1">11.- bien resuelta</text:span><text:line-break/><text:span text:style-name="T1">12.- bien resuelta</text:span><text:line-break/><text:span text:style-name="T1">13.- mal resuelta ya que no calculas cual es el departamento con mayor numero de empleados.</text:span><text:line-break/><text:span text:style-name="T1">14.- no muestras los que no tienen departamentos, tienes que usar un left join.</text:span><text:line-break/><text:span text:style-name="T1">15.- bien resuelta</text:span><text:line-break/><text:span text:style-name="T1">16.- no muestras los departamenteos que no tienen empleados, hay que usar left leftjoin.</text:span><text:line-break/><text:span text:style-name="T1">17.- bien resuelta, pero hay alguna forma más sencilla</text:span><text:line-break/><text:span text:style-name="T1">18.- bien resuelta</text:span><text:line-break/><text:span text:style-name="T1">19.- bien resuelta pero puedes usar between para las comparaciones de rangos.</text:span><text:line-break/><text:span text:style-name="T1">20.- bien resuelta</text:span><text:line-break/><text:line-break/><text:span text:style-name="T1">Cualquier duda me la consultas.</text:span><text:line-break/><text:line-break/><text:span text:style-name="T1">Saludos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S</meta:editing-duration>
    <meta:editing-cycles>3</meta:editing-cycles>
    <meta:generator>OpenOffice/4.1.11$Win32 OpenOffice.org_project/4111m1$Build-9808</meta:generator>
    <dc:date>2022-06-15T18:26:57.95</dc:date>
    <meta:document-statistic meta:table-count="0" meta:image-count="0" meta:object-count="0" meta:page-count="1" meta:paragraph-count="1" meta:word-count="143" meta:character-count="893"/>
    <meta:user-defined meta:name="Info 1"/>
    <meta:user-defined meta:name="Info 2"/>
    <meta:user-defined meta:name="Info 3"/>
    <meta:user-defined meta:name="Info 4"/>
  </office:meta>
</office:document-meta>
</file>